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28">
            <text:p>152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61">
            <text:p>1661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309">
            <text:p>130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625">
            <text:p>1625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187">
            <text:p>1187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635">
            <text:p>1635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162">
            <text:p>1162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627">
            <text:p>1627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099">
            <text:p>109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628">
            <text:p>1628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060">
            <text:p>106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621">
            <text:p>1621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868">
            <text:p>86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825">
            <text:p>825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557">
            <text:p>557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539">
            <text:p>53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ce11" office:value-type="float" office:value="385">
            <text:p>385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ce11" office:value-type="float" office:value="192">
            <text:p>192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62">
            <text:p>62</text:p>
          </table:table-cell>
          <table:table-cell table:style-name="ce11" table:number-columns-repeated="4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48:43</dc:date>
    <dc:creator>Julien Lamarche</dc:creator>
    <meta:editing-duration>PT1H37M32S</meta:editing-duration>
    <meta:editing-cycles>19</meta:editing-cycles>
    <meta:generator>LibreOffice/3.5$Linux_x86 LibreOffice_project/350m1$Build-2</meta:generator>
    <meta:document-statistic meta:table-count="4" meta:cell-count="152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NaN">
                <text:p>NaN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